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D2400000DB500000DB5675E2A3E.svg"/>
  <manifest:file-entry manifest:media-type="image/png" manifest:full-path="Pictures/10000201000000E70000009C4A21B7C3.png"/>
  <manifest:file-entry manifest:media-type="image/png" manifest:full-path="Pictures/100002010000007200000072468646BE.png"/>
  <manifest:file-entry manifest:media-type="image/svg+xml" manifest:full-path="Pictures/10000B6A000017D900001023C78BB500.svg"/>
  <manifest:file-entry manifest:media-type="image/svg+xml" manifest:full-path="Pictures/10000B13000017F50000103F37C66057.svg"/>
  <manifest:file-entry manifest:media-type="image/svg+xml" manifest:full-path="Pictures/10000E39000013F400001CABB38BFBC0.svg"/>
  <manifest:file-entry manifest:media-type="image/png" manifest:full-path="Pictures/10000201000000A30000009F69A121DF.png"/>
  <manifest:file-entry manifest:media-type="image/svg+xml" manifest:full-path="Pictures/10000D8300000D9900000D99F89667FF.svg"/>
  <manifest:file-entry manifest:media-type="image/svg+xml" manifest:full-path="Pictures/10001A9B00000BCC00000BCC9EA5CE00.svg"/>
  <manifest:file-entry manifest:media-type="image/svg+xml" manifest:full-path="Pictures/10000B84000017D9000010239FF851C3.svg"/>
  <manifest:file-entry manifest:media-type="image/png" manifest:full-path="Pictures/10000201000000E70000009C1EEB4F5F.png"/>
  <manifest:file-entry manifest:media-type="image/png" manifest:full-path="Pictures/1000020100000084000000847B625FE2.png"/>
  <manifest:file-entry manifest:media-type="image/png" manifest:full-path="Pictures/10000201000000C1000001159D90BDF2.png"/>
  <manifest:file-entry manifest:media-type="image/svg+xml" manifest:full-path="Pictures/10001DA7000010D70000106CF52EA824.svg"/>
  <manifest:file-entry manifest:media-type="image/png" manifest:full-path="Pictures/10000201000000E80000009DEAF5CCA2.png"/>
  <manifest:file-entry manifest:media-type="image/png" manifest:full-path="Pictures/1000020100000085000000857D2A5A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.713cm" draw:shadow="hidden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4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25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372cm" svg:height="16.34cm" draw:transform="skewX (0.0001745329251994) rotate (1.57271618897179) translate (-0.178cm 21.2cm)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2" draw:text-style-name="P1" draw:layer="layout" svg:width="5.304cm" svg:height="2.73cm" svg:x="7.896cm" svg:y="6.5cm">
          <draw:image xlink:href="Pictures/10000201000000E70000009C1EEB4F5F.png" xlink:type="simple" xlink:show="embed" xlink:actuate="onLoad"/>
          <draw:image xlink:href="Pictures/10000B6A000017D900001023C78BB500.svg" xlink:type="simple" xlink:show="embed" xlink:actuate="onLoad">
            <text:p text:style-name="P1">TP_Link<text:line-break/>WLAN Router</text:p>
          </draw:image>
        </draw:frame>
        <draw:frame draw:style-name="gr2" draw:text-style-name="P1" draw:layer="layout" svg:width="5.304cm" svg:height="2.73cm" svg:x="0.796cm" svg:y="6.57cm">
          <draw:image xlink:href="Pictures/10000201000000E70000009C1EEB4F5F.png" xlink:type="simple" xlink:show="embed" xlink:actuate="onLoad"/>
          <draw:image xlink:href="Pictures/10000B6A000017D900001023C78BB500.svg" xlink:type="simple" xlink:show="embed" xlink:actuate="onLoad">
            <text:p text:style-name="P1">Router</text:p>
            <text:p text:style-name="P1">Root </text:p>
            <text:p text:style-name="P1">Access Point</text:p>
          </draw:image>
        </draw:frame>
        <draw:frame draw:style-name="gr2" draw:text-style-name="P1" draw:layer="layout" svg:width="5.304cm" svg:height="2.73cm" svg:x="14.996cm" svg:y="6.5cm">
          <draw:image xlink:href="Pictures/10000201000000E70000009C1EEB4F5F.png" xlink:type="simple" xlink:show="embed" xlink:actuate="onLoad"/>
          <draw:image xlink:href="Pictures/10000B6A000017D900001023C78BB500.svg" xlink:type="simple" xlink:show="embed" xlink:actuate="onLoad">
            <text:p text:style-name="P1">Ethernet </text:p>
            <text:p text:style-name="P1">Switch</text:p>
          </draw:image>
        </draw:frame>
        <draw:frame draw:style-name="gr3" draw:text-style-name="P1" xml:id="id1" draw:id="id1" draw:layer="layout" svg:width="3.019cm" svg:height="3.019cm" svg:x="0.4cm" svg:y="0.2cm">
          <draw:image xlink:href="Pictures/100002010000007200000072468646BE.png" xlink:type="simple" xlink:show="embed" xlink:actuate="onLoad"/>
          <draw:image xlink:href="Pictures/10001A9B00000BCC00000BCC9EA5CE00.svg" xlink:type="simple" xlink:show="embed" xlink:actuate="onLoad">
            <text:p/>
          </draw:image>
        </draw:frame>
        <draw:frame draw:style-name="gr3" draw:text-style-name="P1" xml:id="id2" draw:id="id2" draw:layer="layout" svg:width="0.919cm" svg:height="0.919cm" svg:x="1.481cm" svg:y="6.3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connector draw:style-name="gr4" draw:text-style-name="P1" draw:layer="layout" draw:type="lines" svg:x1="1.909cm" svg:y1="3.219cm" svg:x2="1.94cm" svg:y2="6.381cm" draw:start-shape="id1" draw:start-glue-point="2" draw:end-shape="id2" draw:end-glue-point="0" svg:d="M1909 3219v500l31 2162v500">
          <text:p/>
        </draw:connector>
        <draw:frame draw:style-name="gr3" draw:text-style-name="P1" xml:id="id3" draw:id="id3" draw:layer="layout" svg:width="0.919cm" svg:height="0.919cm" svg:x="5cm" svg:y="7.3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frame draw:style-name="gr3" draw:text-style-name="P1" xml:id="id4" draw:id="id4" draw:layer="layout" svg:width="0.919cm" svg:height="0.919cm" svg:x="7.701cm" svg:y="7.382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connector draw:style-name="gr4" draw:text-style-name="P1" draw:layer="layout" draw:type="lines" svg:x1="5.919cm" svg:y1="7.84cm" svg:x2="7.701cm" svg:y2="7.841cm" draw:start-shape="id3" draw:start-glue-point="1" draw:end-shape="id4" draw:end-glue-point="3" svg:d="M5919 7840h500l782 1h500">
          <text:p/>
        </draw:connector>
        <draw:frame draw:style-name="gr3" draw:text-style-name="P1" xml:id="id6" draw:id="id6" draw:layer="layout" svg:width="0.919cm" svg:height="0.919cm" svg:x="12.181cm" svg:y="7.1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frame draw:style-name="gr3" draw:text-style-name="P1" xml:id="id5" draw:id="id5" draw:layer="layout" svg:width="0.919cm" svg:height="0.919cm" svg:x="14.781cm" svg:y="7.1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connector draw:style-name="gr4" draw:text-style-name="P1" draw:layer="layout" draw:type="lines" svg:x1="14.781cm" svg:y1="7.64cm" svg:x2="13.1cm" svg:y2="7.64cm" draw:start-shape="id5" draw:start-glue-point="3" draw:end-shape="id6" draw:end-glue-point="1" svg:d="M14781 7640h-500-681-500">
          <text:p/>
        </draw:connector>
        <draw:frame draw:style-name="gr5" draw:layer="layout" svg:width="3.9cm" svg:height="0.963cm" svg:x="8.5cm" svg:y="8.9cm">
          <draw:text-box>
            <text:p>192.168.1.1</text:p>
          </draw:text-box>
        </draw:frame>
        <draw:frame draw:style-name="gr2" draw:text-style-name="P1" draw:layer="layout" svg:width="3.232cm" svg:height="3.6cm" svg:x="20.968cm" svg:y="8.2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IP </text:p>
            <text:p text:style-name="P1">Power </text:p>
            <text:p text:style-name="P1">Socket</text:p>
            <text:p text:style-name="P1"/>
          </draw:image>
        </draw:frame>
        <draw:frame draw:style-name="gr2" draw:text-style-name="P1" xml:id="id13" draw:id="id13" draw:layer="layout" svg:width="1.49cm" svg:height="1.5cm" svg:x="20.9cm" svg:y="7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5" draw:layer="layout" svg:width="3.9cm" svg:height="0.963cm" svg:x="1.5cm" svg:y="8.901cm">
          <draw:text-box>
            <text:p>192.168.0.1</text:p>
          </draw:text-box>
        </draw:frame>
        <draw:frame draw:style-name="gr2" draw:text-style-name="P1" draw:layer="layout" svg:width="6.432cm" svg:height="2.882cm" svg:x="21.568cm" svg:y="0.118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TP_Link</text:p>
            <text:p text:style-name="P1">WLAN Steckdose</text:p>
          </draw:image>
        </draw:frame>
        <draw:frame draw:style-name="gr2" draw:text-style-name="P1" draw:layer="layout" svg:width="7.232cm" svg:height="2.127cm" svg:x="11.968cm" svg:y="1.373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Power Strip</text:p>
            <text:p text:style-name="P1"/>
          </draw:image>
        </draw:frame>
        <draw:frame draw:style-name="gr2" draw:text-style-name="P1" xml:id="id12" draw:id="id12" draw:layer="layout" svg:width="1.49cm" svg:height="1.5cm" svg:x="21.11cm" svg:y="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11" draw:id="id11" draw:layer="layout" svg:width="1.49cm" svg:height="1.5cm" svg:x="13.8cm" svg:y="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14" draw:id="id14" draw:layer="layout" svg:width="1.49cm" svg:height="1.5cm" svg:x="15.4cm" svg:y="2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10" draw:id="id10" draw:layer="layout" svg:width="1.49cm" svg:height="1.5cm" svg:x="13.9cm" svg:y="2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8" draw:id="id8" draw:layer="layout" svg:width="1.49cm" svg:height="1.5cm" svg:x="12.4cm" svg:y="2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9" draw:id="id9" draw:layer="layout" svg:width="1.49cm" svg:height="1.5cm" svg:x="16.8cm" svg:y="5.8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7" draw:id="id7" draw:layer="layout" svg:width="1.49cm" svg:height="1.5cm" svg:x="9.8cm" svg:y="5.8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connector draw:style-name="gr6" draw:text-style-name="P1" draw:layer="layout" svg:x1="10.545cm" svg:y1="5.8cm" svg:x2="13.145cm" svg:y2="4.1cm" draw:start-shape="id7" draw:start-glue-point="0" draw:end-shape="id8" svg:d="M10545 5800v-850h2600v-850">
          <text:p/>
        </draw:connector>
        <draw:connector draw:style-name="gr6" draw:text-style-name="P1" draw:layer="layout" draw:line-skew="0.25cm" svg:x1="17.545cm" svg:y1="5.8cm" svg:x2="14.645cm" svg:y2="4.1cm" draw:start-shape="id9" draw:start-glue-point="0" draw:end-shape="id10" draw:end-glue-point="2" svg:d="M17545 5800v-600h-2900v-1100">
          <text:p/>
        </draw:connector>
        <draw:connector draw:style-name="gr6" draw:text-style-name="P1" draw:layer="layout" svg:x1="15.29cm" svg:y1="1.25cm" svg:x2="21.11cm" svg:y2="1.25cm" draw:start-shape="id11" draw:start-glue-point="1" draw:end-shape="id12" draw:end-glue-point="3" svg:d="M15290 1250h5820">
          <text:p/>
        </draw:connector>
        <draw:frame draw:style-name="gr2" draw:text-style-name="P1" draw:layer="layout" svg:width="6.368cm" svg:height="2cm" svg:x="5.4cm" svg:y="11.2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Asgard</text:p>
          </draw:image>
        </draw:frame>
        <draw:connector draw:style-name="gr6" draw:text-style-name="P1" draw:layer="layout" draw:line-skew="-0.85cm" svg:x1="21.645cm" svg:y1="7.6cm" svg:x2="16.145cm" svg:y2="4.1cm" draw:start-shape="id13" draw:start-glue-point="0" draw:end-shape="id14" svg:d="M21645 7600v-2600h-5500v-900">
          <text:p/>
        </draw:connector>
        <draw:frame draw:style-name="gr2" draw:text-style-name="P1" draw:layer="layout" svg:width="6.39cm" svg:height="3.41cm" draw:transform="rotate (-1.57376338652418) translate (18.496cm 11.81cm)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RAV Power</text:p>
            <text:p text:style-name="P1"/>
          </draw:image>
        </draw:frame>
        <draw:frame draw:style-name="gr2" draw:text-style-name="P1" xml:id="id18" draw:id="id18" draw:layer="layout" svg:width="1.49cm" svg:height="1.5cm" svg:x="20.9cm" svg:y="10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17" draw:id="id17" draw:layer="layout" svg:width="1.49cm" svg:height="1.5cm" svg:x="17.6cm" svg:y="12.4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16" draw:id="id16" draw:layer="layout" svg:width="1.49cm" svg:height="1.5cm" svg:x="15cm" svg:y="12.1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22" draw:id="id22" draw:layer="layout" svg:width="1.49cm" svg:height="1.5cm" svg:x="15cm" svg:y="13.4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24" draw:id="id24" draw:layer="layout" svg:width="1.49cm" svg:height="1.5cm" svg:x="15cm" svg:y="14.7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26" draw:id="id26" draw:layer="layout" svg:width="1.49cm" svg:height="1.5cm" svg:x="15cm" svg:y="1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7" draw:layer="layout" svg:width="3.2cm" svg:height="1.075cm" svg:x="21.6cm" svg:y="11.8cm">
          <draw:text-box>
            <text:p>Heimdall</text:p>
          </draw:text-box>
        </draw:frame>
        <draw:frame draw:style-name="gr2" draw:text-style-name="P1" draw:layer="layout" svg:width="6.368cm" svg:height="2cm" svg:x="5.4cm" svg:y="12.9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Jotunheim</text:p>
          </draw:image>
        </draw:frame>
        <draw:frame draw:style-name="gr2" draw:text-style-name="P1" draw:layer="layout" svg:width="6.368cm" svg:height="2cm" svg:x="5.4cm" svg:y="14.6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Albenheim</text:p>
          </draw:image>
        </draw:frame>
        <draw:frame draw:style-name="gr2" draw:text-style-name="P1" draw:layer="layout" svg:width="6.368cm" svg:height="2cm" svg:x="5.4cm" svg:y="16.3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Nidavellir</text:p>
          </draw:image>
        </draw:frame>
        <draw:frame draw:style-name="gr2" draw:text-style-name="P1" draw:layer="layout" svg:width="6.368cm" svg:height="2cm" svg:x="5.4cm" svg:y="18.5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Swartalfheim</text:p>
          </draw:image>
        </draw:frame>
        <draw:frame draw:style-name="gr8" draw:text-style-name="P2" draw:layer="layout" svg:width="4.977cm" svg:height="1.136cm" draw:transform="rotate (1.55857902203064) translate (0.803cm 18.177cm)">
          <draw:text-box>
            <text:p><text:span text:style-name="T1">Raspbery PI</text:span></text:p>
          </draw:text-box>
        </draw:frame>
        <draw:frame draw:style-name="gr2" draw:text-style-name="P1" xml:id="id15" draw:id="id15" draw:layer="layout" svg:width="1.49cm" svg:height="1.5cm" svg:x="10.51cm" svg:y="11.4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21" draw:id="id21" draw:layer="layout" svg:width="1.49cm" svg:height="1.5cm" svg:x="10.51cm" svg:y="13.1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23" draw:id="id23" draw:layer="layout" svg:width="1.49cm" svg:height="1.5cm" svg:x="10.51cm" svg:y="14.8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25" draw:id="id25" draw:layer="layout" svg:width="1.49cm" svg:height="1.5cm" svg:x="10.51cm" svg:y="16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19" draw:id="id19" draw:layer="layout" svg:width="1.49cm" svg:height="1.5cm" svg:x="10.51cm" svg:y="18.7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connector draw:style-name="gr6" draw:text-style-name="P1" draw:layer="layout" svg:x1="12cm" svg:y1="12.15cm" svg:x2="15cm" svg:y2="12.85cm" draw:start-shape="id15" draw:start-glue-point="1" draw:end-shape="id16" draw:end-glue-point="3" svg:d="M12000 12150h1500v700h1500">
          <text:p/>
        </draw:connector>
        <draw:connector draw:style-name="gr6" draw:text-style-name="P1" draw:layer="layout" svg:x1="19.09cm" svg:y1="13.15cm" svg:x2="21.645cm" svg:y2="12.1cm" draw:start-shape="id17" draw:start-glue-point="1" draw:end-shape="id18" draw:end-glue-point="2" svg:d="M19090 13150h2555v-1050">
          <text:p/>
        </draw:connector>
        <draw:connector draw:style-name="gr6" draw:text-style-name="P1" draw:layer="layout" svg:x1="12cm" svg:y1="19.45cm" svg:x2="24.945cm" svg:y2="12.1cm" draw:start-shape="id19" draw:start-glue-point="1" draw:end-shape="id20" draw:end-glue-point="2" svg:d="M12000 19450h12945v-7350">
          <text:p/>
        </draw:connector>
        <draw:connector draw:style-name="gr6" draw:text-style-name="P1" draw:layer="layout" svg:x1="12cm" svg:y1="13.85cm" svg:x2="15cm" svg:y2="14.15cm" draw:start-shape="id21" draw:start-glue-point="1" draw:end-shape="id22" draw:end-glue-point="3" svg:d="M12000 13850h1500v300h1500">
          <text:p/>
        </draw:connector>
        <draw:connector draw:style-name="gr6" draw:text-style-name="P1" draw:layer="layout" svg:x1="12cm" svg:y1="15.55cm" svg:x2="15cm" svg:y2="15.45cm" draw:start-shape="id23" draw:end-shape="id24" draw:end-glue-point="3" svg:d="M12000 15550h1500v-100h1500">
          <text:p/>
        </draw:connector>
        <draw:connector draw:style-name="gr6" draw:text-style-name="P1" draw:layer="layout" svg:x1="12cm" svg:y1="17.25cm" svg:x2="15cm" svg:y2="16.75cm" draw:start-shape="id25" draw:start-glue-point="1" draw:end-shape="id26" draw:end-glue-point="3" svg:d="M12000 17250h1500v-500h1500">
          <text:p/>
        </draw:connector>
        <draw:frame draw:style-name="gr3" draw:text-style-name="P1" draw:layer="layout" svg:width="0.82cm" svg:height="0.8cm" svg:x="7.98cm" svg:y="8.43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3" draw:text-style-name="P1" draw:layer="layout" svg:width="0.82cm" svg:height="0.8cm" svg:x="5.38cm" svg:y="11.7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3" draw:text-style-name="P1" draw:layer="layout" svg:width="0.82cm" svg:height="0.8cm" svg:x="5.38cm" svg:y="13.4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3" draw:text-style-name="P1" draw:layer="layout" svg:width="0.82cm" svg:height="0.8cm" svg:x="5.38cm" svg:y="15.1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3" draw:text-style-name="P1" draw:layer="layout" svg:width="0.82cm" svg:height="0.8cm" svg:x="5.38cm" svg:y="16.8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3" draw:text-style-name="P1" draw:layer="layout" svg:width="0.82cm" svg:height="0.8cm" svg:x="5.38cm" svg:y="19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9" draw:text-style-name="P3" draw:layer="layout" svg:width="2cm" svg:height="0.818cm" svg:x="7cm" svg:y="9.045cm">
          <draw:text-box>
            <text:p><text:span text:style-name="T2">WLAN</text:span></text:p>
          </draw:text-box>
        </draw:frame>
        <draw:frame draw:style-name="gr9" draw:text-style-name="P3" draw:layer="layout" svg:width="2cm" svg:height="0.818cm" svg:x="3.6cm" svg:y="11.7cm">
          <draw:text-box>
            <text:p><text:span text:style-name="T2">WLAN</text:span></text:p>
          </draw:text-box>
        </draw:frame>
        <draw:frame draw:style-name="gr9" draw:text-style-name="P3" draw:layer="layout" svg:width="2cm" svg:height="0.818cm" svg:x="3.6cm" svg:y="13.4cm">
          <draw:text-box>
            <text:p><text:span text:style-name="T2">WLAN</text:span></text:p>
          </draw:text-box>
        </draw:frame>
        <draw:frame draw:style-name="gr9" draw:text-style-name="P3" draw:layer="layout" svg:width="2cm" svg:height="0.818cm" svg:x="3.6cm" svg:y="15.1cm">
          <draw:text-box>
            <text:p><text:span text:style-name="T2">WLAN</text:span></text:p>
          </draw:text-box>
        </draw:frame>
        <draw:frame draw:style-name="gr9" draw:text-style-name="P3" draw:layer="layout" svg:width="2cm" svg:height="0.818cm" svg:x="3.6cm" svg:y="16.8cm">
          <draw:text-box>
            <text:p><text:span text:style-name="T2">WLAN</text:span></text:p>
          </draw:text-box>
        </draw:frame>
        <draw:frame draw:style-name="gr9" draw:text-style-name="P3" draw:layer="layout" svg:width="2cm" svg:height="0.818cm" svg:x="3.6cm" svg:y="19cm">
          <draw:text-box>
            <text:p><text:span text:style-name="T2">WLAN</text:span></text:p>
          </draw:text-box>
        </draw:frame>
        <draw:frame draw:style-name="gr2" draw:text-style-name="P1" xml:id="id28" draw:id="id28" draw:layer="layout" svg:width="1.49cm" svg:height="1.5cm" svg:x="16.9cm" svg:y="2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draw:layer="layout" svg:width="3.232cm" svg:height="3.6cm" svg:x="24.268cm" svg:y="8.2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IP </text:p>
            <text:p text:style-name="P1">Power </text:p>
            <text:p text:style-name="P1">Socket</text:p>
            <text:p text:style-name="P1"/>
          </draw:image>
        </draw:frame>
        <draw:frame draw:style-name="gr2" draw:text-style-name="P1" xml:id="id27" draw:id="id27" draw:layer="layout" svg:width="1.49cm" svg:height="1.5cm" svg:x="24.2cm" svg:y="7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2" draw:text-style-name="P1" xml:id="id20" draw:id="id20" draw:layer="layout" svg:width="1.49cm" svg:height="1.5cm" svg:x="24.2cm" svg:y="10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10" draw:layer="layout" svg:width="3.2cm" svg:height="1.075cm" svg:x="25.4cm" svg:y="11.8cm">
          <draw:text-box>
            <text:p>Hofund</text:p>
          </draw:text-box>
        </draw:frame>
        <draw:connector draw:style-name="gr6" draw:text-style-name="P1" draw:layer="layout" draw:line-skew="-1.05cm" svg:x1="24.945cm" svg:y1="7.6cm" svg:x2="17.645cm" svg:y2="4.1cm" draw:start-shape="id27" draw:start-glue-point="0" draw:end-shape="id28" draw:end-glue-point="2" svg:d="M24945 7600v-2800h-7300v-700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nos </meta:initial-creator>
    <meta:creation-date>2021-01-10T17:43:24.09</meta:creation-date>
    <meta:editing-duration>PT1H14M22S</meta:editing-duration>
    <meta:editing-cycles>6</meta:editing-cycles>
    <dc:date>2021-01-17T18:54:45.54</dc:date>
    <dc:creator>Thanos </dc:creator>
    <meta:generator>OpenOffice/4.1.7$Win32 OpenOffice.org_project/417m1$Build-9800</meta:generator>
    <meta:document-statistic meta:object-count="96"/>
  </office:meta>
</office:document-meta>
</file>